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08b" officeooo:paragraph-rsid="0010908b"/>
    </style:style>
    <style:style style:name="P2" style:family="paragraph" style:parent-style-name="Standard">
      <style:text-properties officeooo:rsid="0010f06d" officeooo:paragraph-rsid="0010f06d"/>
    </style:style>
    <style:style style:name="P3" style:family="paragraph" style:parent-style-name="Standard">
      <style:text-properties officeooo:rsid="0012e9d4" officeooo:paragraph-rsid="0012e9d4"/>
    </style:style>
    <style:style style:name="P4" style:family="paragraph" style:parent-style-name="Standard">
      <style:text-properties officeooo:rsid="00144241" officeooo:paragraph-rsid="001442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ed scroll_js in base.html</text:p>
      <text:p text:style-name="P1">Added scroll_js in pages: login.html</text:p>
      <text:p text:style-name="P1">Changed login page html</text:p>
      <text:p text:style-name="P1">Changed login_page method</text:p>
      <text:p text:style-name="P1">Changed model</text:p>
      <text:p text:style-name="P1">Changed admin</text:p>
      <text:p text:style-name="P1"/>
      <text:p text:style-name="P3">In Product List</text:p>
      <text:p text:style-name="P3">ProductImages to ProductImages</text:p>
      <text:p text:style-name="P4">Product List code change</text:p>
      <text:p text:style-name="P4">In ProductList html</text:p>
      <text:p text:style-name="P4">img src change</text:p>
      <text:p text:style-name="P1"/>
      <text:p text:style-name="P1"/>
      <text:p text:style-name="P2">To Do</text:p>
      <text:p text:style-name="P2">All paths to log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6:15:28.601251446</meta:creation-date>
    <dc:date>2019-05-23T07:44:27.455020509</dc:date>
    <meta:editing-duration>PT38M18S</meta:editing-duration>
    <meta:editing-cycles>1</meta:editing-cycles>
    <meta:document-statistic meta:table-count="0" meta:image-count="0" meta:object-count="0" meta:page-count="1" meta:paragraph-count="13" meta:word-count="42" meta:character-count="263" meta:non-whitespace-character-count="234"/>
    <meta:generator>LibreOffice/6.0.7.3$Linux_X86_64 LibreOffice_project/00m0$Build-3</meta:generator>
  </office:meta>
</office:document-meta>
</file>